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/>
    <style:font-face style:name="Lucida Sans Unicode1" svg:font-family="'Lucida Sans Unicode'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dications" style:family="table" style:master-page-name="MP0">
      <style:table-properties style:width="26.107cm" fo:margin-left="0.028cm" style:page-number="auto" table:align="left"/>
    </style:style>
    <style:style style:name="medications.A" style:family="table-column">
      <style:table-column-properties style:column-width="1.08cm"/>
    </style:style>
    <style:style style:name="medications.B" style:family="table-column">
      <style:table-column-properties style:column-width="8.225cm"/>
    </style:style>
    <style:style style:name="medications.C" style:family="table-column">
      <style:table-column-properties style:column-width="2.178cm"/>
    </style:style>
    <style:style style:name="medications.D" style:family="table-column">
      <style:table-column-properties style:column-width="1.244cm"/>
    </style:style>
    <style:style style:name="medications.E" style:family="table-column">
      <style:table-column-properties style:column-width="0.714cm"/>
    </style:style>
    <style:style style:name="medications.F" style:family="table-column">
      <style:table-column-properties style:column-width="0.758cm"/>
    </style:style>
    <style:style style:name="medications.G" style:family="table-column">
      <style:table-column-properties style:column-width="0.697cm"/>
    </style:style>
    <style:style style:name="medications.H" style:family="table-column">
      <style:table-column-properties style:column-width="0.67cm"/>
    </style:style>
    <style:style style:name="medications.I" style:family="table-column">
      <style:table-column-properties style:column-width="0.734cm"/>
    </style:style>
    <style:style style:name="medications.J" style:family="table-column">
      <style:table-column-properties style:column-width="0.824cm"/>
    </style:style>
    <style:style style:name="medications.K" style:family="table-column">
      <style:table-column-properties style:column-width="0.822cm"/>
    </style:style>
    <style:style style:name="medications.M" style:family="table-column">
      <style:table-column-properties style:column-width="0.794cm"/>
    </style:style>
    <style:style style:name="medications.N" style:family="table-column">
      <style:table-column-properties style:column-width="0.672cm"/>
    </style:style>
    <style:style style:name="medications.O" style:family="table-column">
      <style:table-column-properties style:column-width="0.115cm"/>
    </style:style>
    <style:style style:name="medications.R" style:family="table-column">
      <style:table-column-properties style:column-width="0.176cm"/>
    </style:style>
    <style:style style:name="medications.S" style:family="table-column">
      <style:table-column-properties style:column-width="3.935cm"/>
    </style:style>
    <style:style style:name="medications.1" style:family="table-row">
      <style:table-row-properties style:min-row-height="0.185cm" style:use-optimal-row-height="false"/>
    </style:style>
    <style:style style:name="medications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medications.O1" style:family="table-cell">
      <style:table-cell-properties fo:padding-left="0.123cm" fo:padding-right="0.123cm" fo:padding-top="0cm" fo:padding-bottom="0cm" fo:border="0.5pt solid #000000"/>
    </style:style>
    <style:style style:name="medications.2" style:family="table-row">
      <style:table-row-properties style:min-row-height="0.224cm" style:use-optimal-row-height="false"/>
    </style:style>
    <style:style style:name="medications.3" style:family="table-row">
      <style:table-row-properties style:min-row-height="0.4cm" style:use-optimal-row-height="false"/>
    </style:style>
    <style:style style:name="medications.4" style:family="table-row">
      <style:table-row-properties style:min-row-height="0.266cm" style:use-optimal-row-height="false"/>
    </style:style>
    <style:style style:name="medications.5" style:family="table-row">
      <style:table-row-properties style:min-row-height="0.131cm" style:use-optimal-row-height="false"/>
    </style:style>
    <style:style style:name="medications.6" style:family="table-row">
      <style:table-row-properties style:min-row-height="0.365cm" style:use-optimal-row-height="false"/>
    </style:style>
    <style:style style:name="medications.C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" style:family="paragraph" style:parent-style-name="Standard">
      <style:paragraph-properties style:snap-to-layout-grid="false"/>
      <style:text-properties style:font-name="Arial" fo:font-size="9pt" fo:font-weight="bold" officeooo:rsid="0084f2d3" officeooo:paragraph-rsid="0084f2d3" style:font-size-asian="9pt" style:font-weight-asian="bold" style:font-name-complex="Arial" style:font-size-complex="9pt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officeooo:rsid="0084f2d3" officeooo:paragraph-rsid="0084f2d3" style:font-size-asian="9pt" style:font-name-complex="Arial" style:font-size-complex="9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 style:font-weight-complex="bold"/>
    </style:style>
    <style:style style:name="P8" style:family="paragraph" style:parent-style-name="Heading_20_1">
      <style:paragraph-properties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9" style:family="paragraph" style:parent-style-name="Heading_20_1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style:font-name="Arial" fo:font-size="10pt" style:font-name-asian="Lucida Sans Unicode" style:font-size-asian="10pt" style:font-size-complex="10pt"/>
    </style:style>
    <style:style style:name="P10" style:family="paragraph" style:parent-style-name="Heading_20_1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style:font-name="Arial" fo:font-size="10pt" officeooo:paragraph-rsid="0023f9eb" style:font-name-asian="Lucida Sans Unicode" style:font-size-asian="10pt" style:font-size-complex="10pt"/>
    </style:style>
    <style:style style:name="P11" style:family="paragraph" style:parent-style-name="Heading_20_1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fo:color="#000000" style:font-name="Arial" fo:font-size="10pt" style:font-name-asian="Lucida Sans Unicode" style:font-size-asian="10pt" style:font-size-complex="10pt"/>
    </style:style>
    <style:style style:name="P12" style:family="paragraph" style:parent-style-name="Heading_20_1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0pt" officeooo:paragraph-rsid="004b2d05" style:font-name-asian="Lucida Sans Unicode" style:font-size-asian="10pt" style:font-size-complex="10pt"/>
    </style:style>
    <style:style style:name="P13" style:family="paragraph" style:parent-style-name="Heading_20_1">
      <style:paragraph-properties fo:text-align="justify" style:justify-single-word="false" fo:break-before="page" style:snap-to-layout-grid="false">
        <style:tab-stops>
          <style:tab-stop style:position="0cm"/>
        </style:tab-stops>
      </style:paragraph-properties>
      <style:text-properties fo:color="#000000" style:font-name="Arial" fo:font-size="10pt" officeooo:rsid="0084be16" officeooo:paragraph-rsid="0084be16" style:font-name-asian="Lucida Sans Unicode" style:font-size-asian="10pt" style:font-size-complex="10pt"/>
    </style:style>
    <style:style style:name="P14" style:family="paragraph" style:parent-style-name="Standard" style:list-style-name="L1">
      <style:paragraph-properties fo:text-align="justify" style:justify-single-word="false" style:snap-to-layout-grid="false">
        <style:tab-stops>
          <style:tab-stop style:position="6.985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1" style:family="text">
      <style:text-properties fo:color="#000000" style:font-name="Arial" fo:font-size="10pt" style:font-name-asian="Lucida Sans Unicode" style:font-size-asian="10pt" style:font-size-complex="10pt"/>
    </style:style>
    <style:style style:name="T2" style:family="text">
      <style:text-properties fo:color="#000000" style:font-name="Arial" fo:font-size="10pt" officeooo:rsid="0084f2d3" style:font-name-asian="Lucida Sans Unicode" style:font-size-asian="10pt" style:font-size-complex="10pt"/>
    </style:style>
    <style:style style:name="T3" style:family="text">
      <style:text-properties fo:color="#000000" style:font-name="Arial" fo:font-size="10pt" officeooo:rsid="00908e4b" style:font-name-asian="Lucida Sans Unicode" style:font-size-asian="10pt" style:font-size-complex="10pt"/>
    </style:style>
    <style:style style:name="T4" style:family="text">
      <style:text-properties style:font-name="Arial"/>
    </style:style>
    <style:style style:name="T5" style:family="text">
      <style:text-properties style:font-name="Arial" officeooo:rsid="007542ec"/>
    </style:style>
    <style:style style:name="T6" style:family="text">
      <style:text-properties style:font-name="Arial" officeooo:rsid="0084be16"/>
    </style:style>
    <style:style style:name="T7" style:family="text">
      <style:text-properties style:font-name="Arial" officeooo:rsid="00908e4b"/>
    </style:style>
    <style:style style:name="T8" style:family="text">
      <style:text-properties officeooo:rsid="003b6970"/>
    </style:style>
    <style:style style:name="T9" style:family="text">
      <style:text-properties officeooo:rsid="00790157"/>
    </style:style>
    <style:style style:name="T10" style:family="text">
      <style:text-properties fo:language="pt" fo:country="BR" fo:font-weight="bold" officeooo:rsid="0084be16" style:letter-kerning="true" style:font-name-asian="Lucida Sans Unicode1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pt" fo:country="BR" fo:font-weight="bold" officeooo:rsid="00908e4b" style:letter-kerning="true" style:font-name-asian="Lucida Sans Unicode1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officeooo:rsid="00908e4b"/>
    </style:style>
    <style:style style:name="T13" style:family="text">
      <style:text-properties officeooo:rsid="0093bd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981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edications" table:style-name="medications">
        <table:table-column table:style-name="medications.A"/>
        <table:table-column table:style-name="medications.B"/>
        <table:table-column table:style-name="medications.C"/>
        <table:table-column table:style-name="medications.D"/>
        <table:table-column table:style-name="medications.E"/>
        <table:table-column table:style-name="medications.F"/>
        <table:table-column table:style-name="medications.G"/>
        <table:table-column table:style-name="medications.H"/>
        <table:table-column table:style-name="medications.I"/>
        <table:table-column table:style-name="medications.J"/>
        <table:table-column table:style-name="medications.K"/>
        <table:table-column table:style-name="medications.J"/>
        <table:table-column table:style-name="medications.M"/>
        <table:table-column table:style-name="medications.N"/>
        <table:table-column table:style-name="medications.O"/>
        <table:table-column table:style-name="medications.J"/>
        <table:table-column table:style-name="medications.K"/>
        <table:table-column table:style-name="medications.R"/>
        <table:table-column table:style-name="medications.S"/>
        <table:table-row table:style-name="medications.1">
          <table:table-cell table:style-name="medications.A1" table:number-columns-spanned="8" office:value-type="string">
            <text:h text:style-name="P13" text:outline-level="1"><text:span text:style-name="T13">{{</text:span>hospitalname<text:span text:style-name="T13">}}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medications.A1" table:number-columns-spanned="6" office:value-type="string">
            <text:h text:style-name="P8" text:outline-level="1"><text:span text:style-name="Fonte_20_parág._20_padrão"><text:span text:style-name="T1">DATA: </text:span></text:span><text:span text:style-name="Fonte_20_parág._20_padrão"><text:span text:style-name="T3">{{</text:span></text:span><text:span text:style-name="Fonte_20_parág._20_padrão"><text:span text:style-name="T2">date</text:span></text:span><text:span text:style-name="Fonte_20_parág._20_padrão"><text:span text:style-name="T3">}}</text:span></text:span></text:h>
          </table:table-cell>
          <table:covered-table-cell/>
          <table:covered-table-cell/>
          <table:covered-table-cell/>
          <table:covered-table-cell/>
          <table:covered-table-cell/>
          <table:table-cell table:style-name="medications.O1" table:number-columns-spanned="5" office:value-type="string">
            <text:h text:style-name="P9" text:outline-level="1">HORA: <text:span text:style-name="T9">07:00h</text:span></text:h>
          </table:table-cell>
          <table:covered-table-cell/>
          <table:covered-table-cell/>
          <table:covered-table-cell/>
          <table:covered-table-cell/>
        </table:table-row>
        <table:table-row table:style-name="medications.2">
          <table:table-cell table:style-name="medications.A1" table:number-columns-spanned="14" office:value-type="string">
            <text:h text:style-name="P10" text:outline-level="1">PACIE<text:span text:style-name="T8">NTE: {{</text:span><text:span text:style-name="T10">name</text:span><text:span text:style-name="T11">}}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medications.O1" table:number-columns-spanned="5" office:value-type="string">
            <text:h text:style-name="P10" text:outline-level="1">REGISTRO: <text:span text:style-name="T12">{{registry}}</text:span></text:h>
          </table:table-cell>
          <table:covered-table-cell/>
          <table:covered-table-cell/>
          <table:covered-table-cell/>
          <table:covered-table-cell/>
        </table:table-row>
        <table:table-row table:style-name="medications.3">
          <table:table-cell table:style-name="medications.A1" table:number-columns-spanned="14" office:value-type="string">
            <text:h text:style-name="P12" text:outline-level="1"><text:span text:style-name="T4">DIAGNÓSTICO: </text:span><text:span text:style-name="T7">{{</text:span><text:span text:style-name="T6">summary</text:span><text:span text:style-name="T7">}}</text:span><text:span text:style-name="T5"> 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medications.A1" table:number-columns-spanned="4" office:value-type="string">
            <text:h text:style-name="P9" text:outline-level="1"/>
          </table:table-cell>
          <table:covered-table-cell/>
          <table:covered-table-cell/>
          <table:covered-table-cell/>
          <table:table-cell table:style-name="medications.O1" office:value-type="string">
            <text:h text:style-name="P11" text:outline-level="1">LEITO: <text:span text:style-name="T13">{{bednumber}}</text:span></text:h>
          </table:table-cell>
        </table:table-row>
        <table:table-row table:style-name="medications.4">
          <table:table-cell table:style-name="medications.A1" table:number-columns-spanned="4" office:value-type="string">
            <text:p text:style-name="P7">PRESCRIÇÃO MÉDICA</text:p>
          </table:table-cell>
          <table:covered-table-cell/>
          <table:covered-table-cell/>
          <table:covered-table-cell/>
          <table:table-cell table:style-name="medications.O1" table:number-columns-spanned="15" office:value-type="string">
            <text:p text:style-name="P7">APRAZ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edications.5">
          <table:table-cell table:style-name="medications.A1" office:value-type="string">
            <text:p text:style-name="P4">Item</text:p>
          </table:table-cell>
          <table:table-cell table:style-name="medications.A1" office:value-type="string">
            <text:p text:style-name="P4">MEDICAMENTO</text:p>
          </table:table-cell>
          <table:table-cell table:style-name="medications.A1" office:value-type="string">
            <text:p text:style-name="P4">POSOLOGIA</text:p>
          </table:table-cell>
          <table:table-cell table:style-name="medications.A1" office:value-type="string">
            <text:p text:style-name="P4">VIA</text:p>
          </table:table-cell>
          <table:table-cell table:style-name="medications.A1" office:value-type="string">
            <text:p text:style-name="P4">10</text:p>
          </table:table-cell>
          <table:table-cell table:style-name="medications.A1" office:value-type="string">
            <text:p text:style-name="P4">12</text:p>
          </table:table-cell>
          <table:table-cell table:style-name="medications.A1" office:value-type="string">
            <text:p text:style-name="P4">14</text:p>
          </table:table-cell>
          <table:table-cell table:style-name="medications.A1" office:value-type="string">
            <text:p text:style-name="P4">16</text:p>
          </table:table-cell>
          <table:table-cell table:style-name="medications.A1" office:value-type="string">
            <text:p text:style-name="P4">18</text:p>
          </table:table-cell>
          <table:table-cell table:style-name="medications.A1" office:value-type="string">
            <text:p text:style-name="P4">20</text:p>
          </table:table-cell>
          <table:table-cell table:style-name="medications.A1" office:value-type="string">
            <text:p text:style-name="P4">22</text:p>
          </table:table-cell>
          <table:table-cell table:style-name="medications.A1" office:value-type="string">
            <text:p text:style-name="P4">24</text:p>
          </table:table-cell>
          <table:table-cell table:style-name="medications.A1" office:value-type="string">
            <text:p text:style-name="P4">02</text:p>
          </table:table-cell>
          <table:table-cell table:style-name="medications.A1" table:number-columns-spanned="2" office:value-type="string">
            <text:p text:style-name="P4">04</text:p>
          </table:table-cell>
          <table:covered-table-cell/>
          <table:table-cell table:style-name="medications.A1" office:value-type="string">
            <text:p text:style-name="P4">06</text:p>
          </table:table-cell>
          <table:table-cell table:style-name="medications.A1" office:value-type="string">
            <text:p text:style-name="P4">08</text:p>
          </table:table-cell>
          <table:table-cell table:style-name="medications.O1" table:number-columns-spanned="2" office:value-type="string">
            <text:p text:style-name="P4">OBSERVAÇÃO</text:p>
          </table:table-cell>
          <table:covered-table-cell/>
        </table:table-row>
        <table:table-row table:style-name="medications.6">
          <table:table-cell table:style-name="medications.A1" office:value-type="string">
            <text:list xml:id="list1258389087806846797" text:style-name="L1">
              <text:list-item>
                <text:p text:style-name="P14"/>
              </text:list-item>
            </text:list>
          </table:table-cell>
          <table:table-cell table:style-name="medications.A1" office:value-type="string">
            <text:p text:style-name="P2"><text:span text:style-name="T13">{{</text:span>medication<text:span text:style-name="T13">}} - {{dosage}}</text:span></text:p>
          </table:table-cell>
          <table:table-cell table:style-name="medications.C6" office:value-type="string">
            <text:p text:style-name="P5"><text:span text:style-name="T13">{{</text:span>frequency<text:span text:style-name="T13">}}</text:span></text:p>
          </table:table-cell>
          <table:table-cell table:style-name="medications.C6" office:value-type="string">
            <text:p text:style-name="P5"><text:span text:style-name="T13">{{</text:span>route<text:span text:style-name="T13">}}</text:span></text:p>
          </table:table-cell>
          <table:table-cell table:style-name="medications.A1" office:value-type="string">
            <text:p text:style-name="P6"/>
          </table:table-cell>
          <table:table-cell table:style-name="medications.A1" office:value-type="string">
            <text:p text:style-name="P6"/>
          </table:table-cell>
          <table:table-cell table:style-name="medications.A1" office:value-type="string">
            <text:p text:style-name="P3"/>
          </table:table-cell>
          <table:table-cell table:style-name="medications.A1" office:value-type="string">
            <text:p text:style-name="P1"/>
          </table:table-cell>
          <table:table-cell table:style-name="medications.A1" office:value-type="string">
            <text:p text:style-name="P1"/>
          </table:table-cell>
          <table:table-cell table:style-name="medications.A1" office:value-type="string">
            <text:p text:style-name="P1"/>
          </table:table-cell>
          <table:table-cell table:style-name="medications.A1" office:value-type="string">
            <text:p text:style-name="P1"/>
          </table:table-cell>
          <table:table-cell table:style-name="medications.A1" office:value-type="string">
            <text:p text:style-name="P1"/>
          </table:table-cell>
          <table:table-cell table:style-name="medications.A1" office:value-type="string">
            <text:p text:style-name="P1"/>
          </table:table-cell>
          <table:table-cell table:style-name="medications.A1" table:number-columns-spanned="2" office:value-type="string">
            <text:p text:style-name="P1"/>
          </table:table-cell>
          <table:covered-table-cell/>
          <table:table-cell table:style-name="medications.A1" office:value-type="string">
            <text:p text:style-name="P1"/>
          </table:table-cell>
          <table:table-cell table:style-name="medications.A1" office:value-type="string">
            <text:p text:style-name="P1"/>
          </table:table-cell>
          <table:table-cell table:style-name="medications.O1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OpenSymbol" svg:font-family="OpenSymbol"/>
    <style:font-face style:name="Lucida Sans Unicode1" svg:font-family="'Lucida Sans Unicode'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fo:color="#ff0000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meta:creation-date>2016-03-11T21:09:59.400000000</meta:creation-date>
    <meta:editing-cycles>296</meta:editing-cycles>
    <meta:editing-duration>P2DT2H46M6S</meta:editing-duration>
    <dc:date>2018-04-08T08:19:30.765000000</dc:date>
    <meta:print-date>2017-08-27T19:03:37.905000000</meta:print-date>
    <dc:description>{
 "tables": {
    "medications": {
         "row": 5,
         "path": "items"
       }
  }
}
</dc:description>
    <meta:document-statistic meta:table-count="1" meta:image-count="0" meta:object-count="0" meta:page-count="1" meta:paragraph-count="30" meta:word-count="39" meta:character-count="267" meta:non-whitespace-character-count="257"/>
    <meta:user-defined meta:name="Informações 1"/>
    <meta:user-defined meta:name="Informações 2"/>
    <meta:user-defined meta:name="Informações 3"/>
    <meta:user-defined meta:name="Informações 4"/>
  </office:meta>
</office:document-meta>
</file>